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1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Données</text:p>
          </table:table-cell>
          <table:table-cell table:style-name="ce1" office:value-type="string" calcext:value-type="string">
            <text:p>Taille en octet</text:p>
          </table:table-cell>
          <table:table-cell table:style-name="ce1" office:value-type="string" calcext:value-type="string">
            <text:p>Type de variable</text:p>
          </table:table-cell>
          <table:table-cell table:style-name="ce1" office:value-type="string" calcext:value-type="string">
            <text:p>Données typiques</text:p>
          </table:table-cell>
          <table:table-cell/>
        </table:table-row>
        <table:table-row table:style-name="ro2">
          <table:table-cell table:style-name="ce2" office:value-type="string" calcext:value-type="string">
            <text:p>Nom du type de fichier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har</text:p>
          </table:table-cell>
          <table:table-cell table:style-name="ce3" office:value-type="string" calcext:value-type="string">
            <text:p>CompteurScoreUniversel</text:p>
          </table:table-cell>
          <table:table-cell/>
        </table:table-row>
        <table:table-row table:style-name="ro2">
          <table:table-cell table:style-name="ce3" office:value-type="string" calcext:value-type="string">
            <text:p>Ve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1.3</text:p>
          </table:table-cell>
          <table:table-cell/>
        </table:table-row>
        <table:table-row table:style-name="ro2">
          <table:table-cell table:style-name="ce3" office:value-type="string" calcext:value-type="string">
            <text:p>Taille max du n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3" office:value-type="string" calcext:value-type="string">
            <text:p>Jou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M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Nombre de joue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style-name="ce3" office:value-type="string" calcext:value-type="string">
            <text:p>Nombre maxim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 table:style-name="ce5" office:value-type="string" calcext:value-type="string" table:number-columns-spanned="1" table:number-rows-spanned="9">
            <text:p>Sont sur la même structure</text:p>
          </table:table-cell>
        </table:table-row>
        <table:table-row table:style-name="ro3">
          <table:table-cell table:style-name="ce3" office:value-type="string" calcext:value-type="string">
            <text:p>Sens du prem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max, -1 si min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Tour par t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tour par tour, 0 sinon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Distribute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on utilise un distributeur, 0 sinon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Nombre de chiffres après la virg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0,1,2,3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Maximu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maximum, 0 si minimum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Nom de la configuration de jeu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har</text:p>
          </table:table-cell>
          <table:table-cell table:style-name="ce3"/>
          <table:covered-table-cell table:style-name="ce6"/>
        </table:table-row>
        <table:table-row table:style-name="ro3">
          <table:table-cell table:style-name="ce3" office:value-type="string" calcext:value-type="string">
            <text:p>Score au début de la parti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covered-table-cell table:style-name="ce6"/>
        </table:table-row>
        <table:table-row table:style-name="ro3">
          <table:table-cell table:style-name="ce3" office:value-type="string" calcext:value-type="string">
            <text:p>Ajustement de la taille de la structur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covered-table-cell table:style-name="ce6"/>
        </table:table-row>
        <table:table-row table:style-name="ro1">
          <table:table-cell table:style-name="ce3" office:value-type="string" calcext:value-type="string">
            <text:p>Nom des joueurs</text:p>
          </table:table-cell>
          <table:table-cell table:style-name="ce3" office:value-type="string" calcext:value-type="string">
            <text:p>taille max du nom * nombre de joueurs</text:p>
          </table:table-cell>
          <table:table-cell table:style-name="ce3" office:value-type="string" calcext:value-type="string">
            <text:p>char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Points total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Nombre de tours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style-name="ce3" office:value-type="string" calcext:value-type="string">
            <text:p>Doit distribu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4*nombre de joueurs*nombre de tours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>
            <text:p>Nombre de joueur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Nombre de tours pour tout le mond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Taille max du nom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Taille totale d'octets du fichier</text:p>
          </table:table-cell>
          <table:table-cell table:style-name="ce3" table:formula="of:=[.B3]+[.B4]+[.B5]+[.B6]+[.B7]+[.B8]+[.B9]+[.B11]+[.B12]+[.B13]+[.B14]+[.B15]+[.B16]+4*[.B26]+[.B22]+4*[.B26]*[.B27]+4*[.B26]+[.B28]*[.B26]+[.B2]+4*[.B26]+[.B10]" office:value-type="float" office:value="186" calcext:value-type="float">
            <text:p/>
          </table:table-cell>
          <table:table-cell office:value-type="string" calcext:value-type="string">
            <text:p>A revoir à cause de structure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 style:data-style-name="N2" text:time-value="16:13:26.30393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an </meta:initial-creator>
    <meta:creation-date>2013-12-31T14:19:14.918870145</meta:creation-date>
    <dc:date>2014-04-03T18:26:22.158815663</dc:date>
    <dc:creator>dalan </dc:creator>
    <meta:editing-duration>PT10H26M43S</meta:editing-duration>
    <meta:editing-cycles>31</meta:editing-cycles>
    <meta:generator>LibreOffice/4.2.2.1$Linux_X86_64 LibreOffice_project/420m0$Build-1</meta:generator>
    <meta:document-statistic meta:table-count="1" meta:cell-count="87" meta:object-count="0"/>
  </office:meta>
</office:document-meta>
</file>